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7ca" officeooo:paragraph-rsid="000d57ca"/>
    </style:style>
    <style:style style:name="P2" style:family="paragraph" style:parent-style-name="Standard" style:list-style-name="L1">
      <style:text-properties officeooo:rsid="000d57ca" officeooo:paragraph-rsid="000d57ca"/>
    </style:style>
    <style:style style:name="P3" style:family="paragraph" style:parent-style-name="Standard">
      <style:text-properties officeooo:rsid="000d57ca" officeooo:paragraph-rsid="000ed3b4"/>
    </style:style>
    <style:style style:name="P4" style:family="paragraph" style:parent-style-name="Standard">
      <style:paragraph-properties fo:text-align="center" style:justify-single-word="false"/>
      <style:text-properties fo:font-size="16pt" officeooo:rsid="000d57ca" officeooo:paragraph-rsid="000d57ca" style:font-size-asian="14pt" style:font-size-complex="16pt"/>
    </style:style>
    <style:style style:name="P5" style:family="paragraph" style:parent-style-name="Standard" style:list-style-name="L2">
      <style:text-properties officeooo:rsid="000ed3b4" officeooo:paragraph-rsid="000ed3b4"/>
    </style:style>
    <style:style style:name="P6" style:family="paragraph" style:parent-style-name="Standard">
      <style:text-properties officeooo:rsid="000ed3b4" officeooo:paragraph-rsid="000ed3b4"/>
    </style:style>
    <style:style style:name="P7" style:family="paragraph" style:parent-style-name="Standard" style:list-style-name="L3">
      <style:text-properties officeooo:rsid="000ed3b4" officeooo:paragraph-rsid="000ed3b4"/>
    </style:style>
    <style:style style:name="P8" style:family="paragraph" style:parent-style-name="Standard" style:list-style-name="L4">
      <style:text-properties officeooo:rsid="000ed3b4" officeooo:paragraph-rsid="000ed3b4"/>
    </style:style>
    <style:style style:name="P9" style:family="paragraph" style:parent-style-name="Standard" style:list-style-name="L5">
      <style:text-properties officeooo:rsid="000ed3b4" officeooo:paragraph-rsid="000ed3b4"/>
    </style:style>
    <style:style style:name="P10" style:family="paragraph" style:parent-style-name="Standard" style:list-style-name="L7">
      <style:text-properties officeooo:rsid="000ed3b4" officeooo:paragraph-rsid="000ed3b4"/>
    </style:style>
    <style:style style:name="P11" style:family="paragraph" style:parent-style-name="Standard" style:list-style-name="L8">
      <style:text-properties officeooo:rsid="000ed3b4" officeooo:paragraph-rsid="000ed3b4"/>
    </style:style>
    <style:style style:name="P12" style:family="paragraph" style:parent-style-name="Standard" style:list-style-name="L4">
      <style:text-properties officeooo:paragraph-rsid="000ed3b4"/>
    </style:style>
    <style:style style:name="P13" style:family="paragraph" style:parent-style-name="Standard">
      <style:text-properties officeooo:paragraph-rsid="000ed3b4"/>
    </style:style>
    <style:style style:name="P14" style:family="paragraph" style:parent-style-name="Standard" style:list-style-name="L6">
      <style:text-properties officeooo:paragraph-rsid="000ed3b4"/>
    </style:style>
    <style:style style:name="P15" style:family="paragraph" style:parent-style-name="Standard">
      <style:text-properties officeooo:rsid="00106f00" officeooo:paragraph-rsid="000ed3b4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officeooo:rsid="000ed3b4"/>
    </style:style>
    <style:style style:name="T4" style:family="text">
      <style:text-properties officeooo:rsid="0012357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Questions to Ask Your Interviewer</text:span></text:p>
      <text:p text:style-name="P1"><text:span text:style-name="T2"/></text:p>
      <text:p text:style-name="P1"><text:span text:style-name="T2">- </text:span><text:span text:style-name="T1">ALWAYS</text:span> BE PREPARED TO ANSWER “WHY DO YOU ASK?”</text:p>
      <text:p text:style-name="P1">- BE PREPARED TO CONTINUE THE CONVERSATION AFTER THEY ANSWER.</text:p>
      <text:p text:style-name="P1"/>
      <text:p text:style-name="P1">ABOUT COMPANY AND/OR DEPARTMENT</text:p>
      <text:list xml:id="list2025127455" text:style-name="L1">
        <text:list-item>
          <text:p text:style-name="P2">What potential growth areas are people most excited about here?</text:p>
        </text:list-item>
        <text:list-item>
          <text:p text:style-name="P2">How do you see this company’s strengths and weaknesses compared to the competition?</text:p>
        </text:list-item>
        <text:list-item>
          <text:p text:style-name="P2">Could you describe the company’s culture.</text:p>
        </text:list-item>
        <text:list-item>
          <text:p text:style-name="P2">How does the company/dept. Reward successful performance?</text:p>
        </text:list-item>
        <text:list-item>
          <text:p text:style-name="P2">What kind of person does well here?</text:p>
        </text:list-item>
        <text:list-item>
          <text:p text:style-name="P2">Why do people come to work here instead of for your competitors?</text:p>
        </text:list-item>
        <text:list-item>
          <text:p text:style-name="P2">How does upper management view the role and value of this department?</text:p>
        </text:list-item>
        <text:list-item>
          <text:p text:style-name="P2">What is ahead for this company in the next five years? How does this department fit into that vision?</text:p>
        </text:list-item>
        <text:list-item>
          <text:p text:style-name="P2">What is this department’s most urgent priority over the next several months?</text:p>
        </text:list-item>
        <text:list-item>
          <text:p text:style-name="P2">What has this department achieved over the last couple of years?</text:p>
        </text:list-item>
        <text:list-item>
          <text:p text:style-name="P2">What makes this department successful?</text:p>
        </text:list-item>
        <text:list-item>
          <text:p text:style-name="P2">What is the rhythm to the work here? <text:s/>(Is there a time of year a lot of overtime is common, etc.) (Is it consistent?) (Even throughout the weak?)</text:p>
        </text:list-item>
        <text:list-item>
          <text:p text:style-name="P2">What are the greatest strengths about this company? <text:s/>Where can it improve?</text:p>
        </text:list-item>
      </text:list>
      <text:p text:style-name="P1"/>
      <text:p text:style-name="P1">ABOUT THE MANAGER <text:s/>(FOR CLUES ABOUT HOW YOU’LL LIKE WORKING WITH HIM/HER) (FOR CLUES ABOUT HOW TO BE A GOOD REPORT FOR THEM)</text:p>
      <text:list xml:id="list3693441598" text:style-name="L2">
        <text:list-item>
          <text:p text:style-name="P5">How did you come to the company? <text:s/>Why do you stay?</text:p>
        </text:list-item>
        <text:list-item>
          <text:p text:style-name="P5">What do you most enjoy about your work with this organization?</text:p>
        </text:list-item>
        <text:list-item>
          <text:p text:style-name="P5">What keeps you awake at night? (What concerns do you have currently?)</text:p>
        </text:list-item>
        <text:list-item>
          <text:p text:style-name="P5">What are some good ideas you have received from your direct reports and how did they make a difference?</text:p>
        </text:list-item>
        <text:list-item>
          <text:p text:style-name="P5">Will I be able to meet my prospective coworkers during the interview process?</text:p>
        </text:list-item>
        <text:list-item>
          <text:p text:style-name="P5">What recognition or rewards have your direct reports received in the past year?</text:p>
        </text:list-item>
        <text:list-item>
          <text:p text:style-name="P5">What training and development have your direct reports received recently?</text:p>
        </text:list-item>
        <text:list-item>
          <text:p text:style-name="P5">How do you prefer to communicate with your team? (e-mail, phone, drop by, meetings)</text:p>
        </text:list-item>
        <text:list-item>
          <text:p text:style-name="P5">What are your goals for your department?</text:p>
        </text:list-item>
        <text:list-item>
          <text:p text:style-name="P5">What are your goals for the position I am interviewing for?</text:p>
        </text:list-item>
        <text:list-item>
          <text:p text:style-name="P5">How would you describe your management style?</text:p>
        </text:list-item>
        <text:list-item>
          <text:p text:style-name="P5">What kind of person fits best with your management style?</text:p>
        </text:list-item>
        <text:list-item>
          <text:p text:style-name="P5">How will you and I work together to make me successful in this role?</text:p>
        </text:list-item>
        <text:list-item>
          <text:p text:style-name="P5">If I get this position, how can I help you be successful in your role?</text:p>
        </text:list-item>
      </text:list>
      <text:p text:style-name="P6"/>
      <text:p text:style-name="P6">ABOUT THE POSITION</text:p>
      <text:list xml:id="list1195287731" text:style-name="L3">
        <text:list-item>
          <text:p text:style-name="P7">Who does this position report to? <text:s/>When will I meet him/her?</text:p>
        </text:list-item>
        <text:list-item>
          <text:p text:style-name="P7">What do you consider to be the most important aspects of the job?</text:p>
        </text:list-item>
        <text:list-item>
          <text:p text:style-name="P7">What are the most important skills and strengths you want to see in the person hired for the position?</text:p>
        </text:list-item>
        <text:list-item>
          <text:p text:style-name="P7">What would a very successful next year look like for this company and how does this position help achieve those goals?</text:p>
        </text:list-item>
        <text:list-item>
          <text:p text:style-name="P7"><text:soft-page-break/>Why does the company see this position as crucial and worth the money at this time?</text:p>
        </text:list-item>
        <text:list-item>
          <text:p text:style-name="P7">Could you describe a typical day or week in this position? A typical client/customer?</text:p>
        </text:list-item>
        <text:list-item>
          <text:p text:style-name="P7">What is the typical work week? <text:s/>Is overtime expected?</text:p>
        </text:list-item>
        <text:list-item>
          <text:p text:style-name="P7">Why is this position open?</text:p>
        </text:list-item>
        <text:list-item>
          <text:p text:style-name="P7">Is this a new position? <text:s/>Where did the previous employee move on to?</text:p>
        </text:list-item>
        <text:list-item>
          <text:p text:style-name="P7">What types of skills do you not already have on your team that you would like in your new hire?</text:p>
        </text:list-item>
      </text:list>
      <text:p text:style-name="P6"/>
      <text:p text:style-name="P6">ABOUT EXPECTATIONS AND EVALUATION</text:p>
      <text:list xml:id="list167022242" text:style-name="L4">
        <text:list-item>
          <text:p text:style-name="P12"><text:span text:style-name="T3">What differentiates someone who is a good fit for this position from someone who is a great fit?</text:span></text:p>
        </text:list-item>
        <text:list-item>
          <text:p text:style-name="P8">If someone was to be hired and in a year receives a phenomenal performance review, what would they have done to earn it?</text:p>
        </text:list-item>
        <text:list-item>
          <text:p text:style-name="P8">What is the highest priority for this position over the next several months?</text:p>
        </text:list-item>
        <text:list-item>
          <text:p text:style-name="P8">What are the performance expectations for this position in the first year?</text:p>
        </text:list-item>
        <text:list-item>
          <text:p text:style-name="P8">What were the major strengths of the last person who held this position? <text:s/>Is there anything you would like to see the new candidate do better or differently?</text:p>
        </text:list-item>
        <text:list-item>
          <text:p text:style-name="P8">How will my performance be reviewed and when does that occur?</text:p>
        </text:list-item>
        <text:list-item>
          <text:p text:style-name="P8">What are the specific criteria upon which I will be evaluated?</text:p>
        </text:list-item>
      </text:list>
      <text:p text:style-name="P6"/>
      <text:p text:style-name="P6">ABOUT ADVANCEMENT</text:p>
      <text:list xml:id="list895443794" text:style-name="L5">
        <text:list-item>
          <text:p text:style-name="P9">What are the career paths in this department?</text:p>
        </text:list-item>
        <text:list-item>
          <text:p text:style-name="P9">What are the opportunities for training and development within this position?</text:p>
        </text:list-item>
        <text:list-item>
          <text:p text:style-name="P9">Are lateral moves available to provide broader experience?</text:p>
        </text:list-item>
        <text:list-item>
          <text:p text:style-name="P9">If someone is successful in this role, what opportunities are there for advancement?</text:p>
        </text:list-item>
        <text:list-item>
          <text:p text:style-name="P9">How much assistance are employees given in developing their careers here?</text:p>
        </text:list-item>
        <text:list-item>
          <text:p text:style-name="P9">Where have successful employees advanced to from this position?</text:p>
        </text:list-item>
      </text:list>
      <text:p text:style-name="P6"/>
      <text:p text:style-name="P13"><text:span text:style-name="T3">ABOUT YOUR STRENGTHS AND WEAKNESSES AS A CANDIDATE (Be careful here!)</text:span></text:p>
      <text:list xml:id="list2413057802" text:style-name="L6">
        <text:list-item>
          <text:p text:style-name="P14"><text:span text:style-name="T3">What do you see as my greatest strengths for this position?</text:span></text:p>
        </text:list-item>
        <text:list-item>
          <text:p text:style-name="P14"><text:span text:style-name="T3">Do you have any concerns, or is there anything you see as an area of growth for me?</text:span></text:p>
        </text:list-item>
        <text:list-item>
          <text:p text:style-name="P14"><text:span text:style-name="T3">Is there any reason you would not hire me for this position?</text:span></text:p>
        </text:list-item>
        <text:list-item>
          <text:p text:style-name="P14"><text:span text:style-name="T3">If I could add or change something about myself and my experience to make me a better fit for the position and the company, what would it be?</text:span></text:p>
        </text:list-item>
      </text:list>
      <text:p text:style-name="P3"/>
      <text:p text:style-name="P6">ABOUT A QUESTION YOU ARE UNSURE HOW TO RESPOND TO</text:p>
      <text:list xml:id="list2247376143" text:style-name="L7">
        <text:list-item>
          <text:p text:style-name="P10">Before I answer that, may I ask you …</text:p>
        </text:list-item>
      </text:list>
      <text:p text:style-name="P6"/>
      <text:p text:style-name="P6">ABOUT NEXT STEPS</text:p>
      <text:list xml:id="list2006112725" text:style-name="L8">
        <text:list-item>
          <text:p text:style-name="P11">What are the next steps in the process?</text:p>
        </text:list-item>
        <text:list-item>
          <text:p text:style-name="P11">When should I expect to hear from you next?</text:p>
        </text:list-item>
        <text:list-item>
          <text:p text:style-name="P11">What can I do to prove to you that I am the right person for the job?</text:p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11:15:10.694478029</meta:creation-date>
    <meta:generator>LibreOffice/6.4.1.2$Linux_X86_64 LibreOffice_project/e1ad903d8acbc5f5b474f1d8ec3defef24b8c46b</meta:generator>
    <dc:date>2020-03-07T20:40:56.785424330</dc:date>
    <meta:editing-duration>PT1H46M33S</meta:editing-duration>
    <meta:editing-cycles>3</meta:editing-cycles>
    <meta:document-statistic meta:table-count="0" meta:image-count="0" meta:object-count="0" meta:page-count="2" meta:paragraph-count="69" meta:word-count="893" meta:character-count="4734" meta:non-whitespace-character-count="3960"/>
  </office:meta>
</office:document-meta>
</file>